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34208" officeooo:paragraph-rsid="00034208"/>
    </style:style>
    <style:style style:name="P2" style:family="paragraph" style:parent-style-name="Text_20_body">
      <style:text-properties style:font-name="Liberation Sans" fo:font-size="13pt" officeooo:rsid="00061126" officeooo:paragraph-rsid="00061126" style:font-size-asian="11.3500003814697pt" style:font-size-complex="13pt"/>
    </style:style>
    <style:style style:name="P3" style:family="paragraph" style:parent-style-name="Text_20_body">
      <style:text-properties style:font-name="Liberation Sans" fo:font-size="13pt" officeooo:rsid="0006c7f2" officeooo:paragraph-rsid="0006c7f2" style:font-size-asian="11.3500003814697pt" style:font-size-complex="13pt"/>
    </style:style>
    <style:style style:name="P4" style:family="paragraph" style:parent-style-name="Text_20_body">
      <style:text-properties style:font-name="Liberation Sans" fo:font-size="13pt" officeooo:rsid="0006c7f2" officeooo:paragraph-rsid="0008f8a3" style:font-size-asian="11.3500003814697pt" style:font-size-complex="13pt"/>
    </style:style>
    <style:style style:name="P5" style:family="paragraph" style:parent-style-name="Text_20_body">
      <style:text-properties style:font-name="Liberation Sans" fo:font-size="13pt" officeooo:rsid="00098868" officeooo:paragraph-rsid="00098868" style:font-size-asian="11.3500003814697pt" style:font-size-complex="13pt"/>
    </style:style>
    <style:style style:name="P6" style:family="paragraph" style:parent-style-name="Text_20_body">
      <style:text-properties style:font-name="Liberation Sans" fo:font-size="13pt" officeooo:rsid="000a5876" officeooo:paragraph-rsid="000a5876" style:font-size-asian="11.3500003814697pt" style:font-size-complex="13pt"/>
    </style:style>
    <style:style style:name="P7" style:family="paragraph" style:parent-style-name="Text_20_body">
      <style:text-properties style:font-name="Liberation Sans" fo:font-size="13pt" officeooo:rsid="000b9e43" officeooo:paragraph-rsid="000b9e43" style:font-size-asian="11.3500003814697pt" style:font-size-complex="13pt"/>
    </style:style>
    <style:style style:name="P8" style:family="paragraph" style:parent-style-name="Text_20_body">
      <style:text-properties style:font-name="Liberation Sans" fo:font-size="13pt" officeooo:rsid="000c6520" officeooo:paragraph-rsid="000c6520" style:font-size-asian="11.3500003814697pt" style:font-size-complex="13pt"/>
    </style:style>
    <style:style style:name="P9" style:family="paragraph" style:parent-style-name="Text_20_body">
      <style:text-properties style:font-name="Liberation Sans" fo:font-size="13pt" officeooo:rsid="000cc0bc" officeooo:paragraph-rsid="000cc0bc" style:font-size-asian="11.3500003814697pt" style:font-size-complex="13pt"/>
    </style:style>
    <style:style style:name="P10" style:family="paragraph" style:parent-style-name="Text_20_body">
      <style:text-properties style:font-name="Liberation Sans" fo:font-size="13pt" officeooo:rsid="000cfd31" officeooo:paragraph-rsid="000cfd31" style:font-size-asian="11.3500003814697pt" style:font-size-complex="13pt"/>
    </style:style>
    <style:style style:name="P11" style:family="paragraph" style:parent-style-name="Text_20_body">
      <style:text-properties style:font-name="Liberation Sans" fo:font-size="13pt" officeooo:rsid="000ecf6c" officeooo:paragraph-rsid="000ecf6c" style:font-size-asian="11.3500003814697pt" style:font-size-complex="13pt"/>
    </style:style>
    <style:style style:name="P12" style:family="paragraph" style:parent-style-name="Text_20_body">
      <style:text-properties style:font-name="Liberation Sans" fo:font-size="13pt" officeooo:rsid="00104a65" officeooo:paragraph-rsid="00104a65" style:font-size-asian="11.3500003814697pt" style:font-size-complex="13pt"/>
    </style:style>
    <style:style style:name="P13" style:family="paragraph" style:parent-style-name="Text_20_body">
      <style:text-properties officeooo:paragraph-rsid="0008f8a3"/>
    </style:style>
    <style:style style:name="P14" style:family="paragraph" style:parent-style-name="Text_20_body">
      <style:text-properties fo:font-size="13pt" officeooo:rsid="0010fd8b" officeooo:paragraph-rsid="0010fd8b" style:font-size-asian="11.3500003814697pt" style:font-size-complex="13pt"/>
    </style:style>
    <style:style style:name="P15" style:family="paragraph" style:parent-style-name="Text_20_body">
      <style:text-properties fo:font-weight="bold" officeooo:rsid="00034208" officeooo:paragraph-rsid="00034208" style:font-weight-asian="bold" style:font-weight-complex="bold"/>
    </style:style>
    <style:style style:name="P16" style:family="paragraph" style:parent-style-name="Subtitle">
      <style:text-properties officeooo:rsid="00034208" officeooo:paragraph-rsid="00034208"/>
    </style:style>
    <style:style style:name="P17" style:family="paragraph" style:parent-style-name="Title">
      <style:text-properties officeooo:rsid="00034208" officeooo:paragraph-rsid="00034208"/>
    </style:style>
    <style:style style:name="P18" style:family="paragraph" style:parent-style-name="Text_20_body">
      <style:text-properties style:font-name="Liberation Sans" fo:font-size="13pt" officeooo:rsid="001507b1" officeooo:paragraph-rsid="001507b1" style:font-size-asian="13pt" style:font-size-complex="13pt"/>
    </style:style>
    <style:style style:name="P19" style:family="paragraph" style:parent-style-name="Text_20_body">
      <style:text-properties style:font-name="Liberation Sans" fo:font-size="13pt" officeooo:rsid="0019028b" officeooo:paragraph-rsid="0019e71c" style:font-size-asian="11.3500003814697pt" style:font-size-complex="13pt"/>
    </style:style>
    <style:style style:name="P20" style:family="paragraph" style:parent-style-name="Text_20_body">
      <style:text-properties style:font-name="Liberation Sans" fo:font-size="13pt" officeooo:rsid="001bc9b1" officeooo:paragraph-rsid="001bc9b1" style:font-size-asian="11.3500003814697pt" style:font-size-complex="13pt"/>
    </style:style>
    <style:style style:name="P21" style:family="paragraph" style:parent-style-name="Text_20_body">
      <style:text-properties style:font-name="Liberation Sans" fo:font-size="13pt" officeooo:rsid="001fc8ee" officeooo:paragraph-rsid="001fc8ee" style:font-size-asian="11.3500003814697pt" style:font-size-complex="13pt"/>
    </style:style>
    <style:style style:name="P22" style:family="paragraph" style:parent-style-name="Text_20_body">
      <style:text-properties style:font-name="Liberation Sans" fo:font-size="13pt" fo:font-weight="bold" officeooo:rsid="001f06fd" officeooo:paragraph-rsid="001f06fd" style:font-size-asian="11.3500003814697pt" style:font-weight-asian="bold" style:font-size-complex="13pt" style:font-weight-complex="bold"/>
    </style:style>
    <style:style style:name="P23" style:family="paragraph" style:parent-style-name="Text_20_body">
      <style:text-properties style:font-name="Liberation Sans" fo:font-size="13pt" fo:font-weight="normal" officeooo:rsid="001f06fd" officeooo:paragraph-rsid="001f06fd" style:font-size-asian="11.3500003814697pt" style:font-weight-asian="normal" style:font-size-complex="13pt" style:font-weight-complex="normal"/>
    </style:style>
    <style:style style:name="P24" style:family="paragraph" style:parent-style-name="Heading_20_1">
      <style:text-properties officeooo:rsid="00034208"/>
    </style:style>
    <style:style style:name="P25" style:family="paragraph" style:parent-style-name="Heading_20_1">
      <style:text-properties officeooo:rsid="0006c7f2" officeooo:paragraph-rsid="0006c7f2"/>
    </style:style>
    <style:style style:name="P26" style:family="paragraph" style:parent-style-name="Heading_20_1">
      <style:text-properties officeooo:rsid="00098868" officeooo:paragraph-rsid="00098868"/>
    </style:style>
    <style:style style:name="P27" style:family="paragraph" style:parent-style-name="Heading_20_1">
      <style:text-properties officeooo:rsid="000b9e43" officeooo:paragraph-rsid="000b9e43"/>
    </style:style>
    <style:style style:name="P28" style:family="paragraph" style:parent-style-name="Heading_20_1">
      <style:text-properties officeooo:rsid="000c6520" officeooo:paragraph-rsid="000c6520"/>
    </style:style>
    <style:style style:name="P29" style:family="paragraph" style:parent-style-name="Heading_20_1">
      <style:text-properties officeooo:rsid="000cc0bc" officeooo:paragraph-rsid="000cc0bc"/>
    </style:style>
    <style:style style:name="P30" style:family="paragraph" style:parent-style-name="Heading_20_1">
      <style:text-properties officeooo:rsid="000cfd31" officeooo:paragraph-rsid="000cfd31"/>
    </style:style>
    <style:style style:name="P31" style:family="paragraph" style:parent-style-name="Heading_20_1">
      <style:text-properties officeooo:rsid="0010fd8b" officeooo:paragraph-rsid="0010fd8b"/>
    </style:style>
    <style:style style:name="P32" style:family="paragraph" style:parent-style-name="Heading_20_1">
      <style:text-properties officeooo:rsid="001507b1" officeooo:paragraph-rsid="001507b1"/>
    </style:style>
    <style:style style:name="P33" style:family="paragraph" style:parent-style-name="Heading_20_1">
      <style:text-properties officeooo:rsid="0019028b" officeooo:paragraph-rsid="0019028b"/>
    </style:style>
    <style:style style:name="P34" style:family="paragraph" style:parent-style-name="Heading_20_1">
      <style:text-properties officeooo:rsid="001bc9b1" officeooo:paragraph-rsid="001bc9b1"/>
    </style:style>
    <style:style style:name="P35" style:family="paragraph" style:parent-style-name="Heading_20_1">
      <style:text-properties officeooo:rsid="001fc8ee" officeooo:paragraph-rsid="001fc8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3pt" officeooo:rsid="0008f8a3" style:font-size-asian="11.3500003814697pt" style:font-size-complex="13pt"/>
    </style:style>
    <style:style style:name="T3" style:family="text">
      <style:text-properties style:font-name="Liberation Sans" fo:font-size="13pt" officeooo:rsid="00098868" style:font-size-asian="11.3500003814697pt" style:font-size-complex="13pt"/>
    </style:style>
    <style:style style:name="T4" style:family="text">
      <style:text-properties style:font-name="Liberation Sans" fo:font-size="13pt" officeooo:rsid="000cfd31" style:font-size-asian="11.3500003814697pt" style:font-size-complex="13pt"/>
    </style:style>
    <style:style style:name="T5" style:family="text">
      <style:text-properties style:font-name="Liberation Sans" fo:font-size="13pt" officeooo:rsid="000ecf6c" style:font-size-asian="11.3500003814697pt" style:font-size-complex="13pt"/>
    </style:style>
    <style:style style:name="T6" style:family="text">
      <style:text-properties officeooo:rsid="000a5876"/>
    </style:style>
    <style:style style:name="T7" style:family="text">
      <style:text-properties officeooo:rsid="000ecf6c"/>
    </style:style>
    <style:style style:name="T8" style:family="text">
      <style:text-properties officeooo:rsid="00104a65"/>
    </style:style>
    <style:style style:name="T9" style:family="text">
      <style:text-properties officeooo:rsid="0019e71c"/>
    </style:style>
    <style:style style:name="T10" style:family="text">
      <style:text-properties officeooo:rsid="001507b1" style:font-size-asian="13pt"/>
    </style:style>
    <style:style style:name="T11" style:family="text">
      <style:text-properties officeooo:rsid="0019e71c" style:font-size-asian="13pt"/>
    </style:style>
    <style:style style:name="T12" style:family="text">
      <style:text-properties officeooo:rsid="001d9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7">Task-Writing Summary</text:p>
      <text:p text:style-name="P1"/>
      <text:p text:style-name="P16">Time Series and Analysis Video Series by <text:span text:style-name="T1">Director</text:span></text:p>
      <text:p text:style-name="P15"/>
      <text:h text:style-name="P24" text:outline-level="1">Video Part 1.a</text:h>
      <text:p text:style-name="P2">Time Series aalysis is all about, doing predictive analytics, prdicting future values of variales or forecasting certain amout along a particular direction</text:p>
      <text:p text:style-name="P2">We’ll see, What is time series, regression vs time series, look for tred and seasonality, smoothing, ACF, ARIMA, Lagging etc.</text:p>
      <text:p text:style-name="P2">In time series , time as a dimension we are trying to forecast. We are dealing with two variables where y axis can be anything like temp, stock price etc. </text:p>
      <text:p text:style-name="P2">We can’t apply regression everywhere.</text:p>
      <text:p text:style-name="P3">Sensex small cap- The statistical properties of this data is not same as sesex, since here it the greater change. Lesse volatility more predictable is the data.</text:p>
      <text:p text:style-name="P3"/>
      <text:h text:style-name="P25" text:outline-level="1">Video Part 1.b</text:h>
      <text:p text:style-name="P3">Take relevant slice of data in Time Series Analysis for accurate predictio. Time series iis all about tryig to separate out trend , seasonal variance from the data as in Airline Passenger.</text:p>
      <text:p text:style-name="P3">Remove yearly avg, or lets say componets of the data is removed oe y oe from the origial data ad therefore what is left is called Residue.</text:p>
      <text:p text:style-name="P3"/>
      <text:h text:style-name="P25" text:outline-level="1">Video Part 2.a</text:h>
      <text:p text:style-name="P3">Valid Time series data must have </text:p>
      <text:p text:style-name="P3">-Minimum of 50 data</text:p>
      <text:p text:style-name="P3">-Equally Spaced Time iterval</text:p>
      <text:p text:style-name="P4">-no missig data point</text:p>
      <text:p text:style-name="P13"><text:span text:style-name="T2">Statioary: no tred, no seasoality, and o chage i freuecy </text:span><text:span text:style-name="T3">or amplitude of noise</text:span></text:p>
      <text:p text:style-name="P5">Frequency: How may times a does an event occur in a given unit of time eg, 4 year</text:p>
      <text:p text:style-name="P5">Period: Inverse of frequency eg, once in a 3 month</text:p>
      <text:p text:style-name="P5">If we remove seasonal variance in atmospheric Co2 data, we get a trend.</text:p>
      <text:h text:style-name="P26" text:outline-level="1"><text:soft-page-break/>Video Part 2.b</text:h>
      <text:p text:style-name="P5">We decompose data into</text:p>
      <text:p text:style-name="P5">-Trend : inc or dec over a very long term</text:p>
      <text:p text:style-name="P5">-Seasonality: periodic change</text:p>
      <text:p text:style-name="P5">-Noise or irregulaities</text:p>
      <text:p text:style-name="P5">-Cyclicity</text:p>
      <text:p text:style-name="P5">-Other</text:p>
      <text:p text:style-name="P5">Main Operations:</text:p>
      <text:p text:style-name="P5">-Computing succesive difference</text:p>
      <text:p text:style-name="P5">-Apply daily/weekly/monthly <text:s/>etc</text:p>
      <text:p text:style-name="P5">-Applying rolling function</text:p>
      <text:p text:style-name="P5">- Moving avg</text:p>
      <text:p text:style-name="P5">-smoothing a time series</text:p>
      <text:p text:style-name="P5">-ACF</text:p>
      <text:p text:style-name="P5">--Test for auto corelation: Box plot</text:p>
      <text:p text:style-name="P5">-partial autocorelation: pad</text:p>
      <text:p text:style-name="P5">-<text:span text:style-name="T6">Fitting n arima model</text:span></text:p>
      <text:p text:style-name="P5">-<text:span text:style-name="T6">running diagnostics on an Arima model</text:span></text:p>
      <text:p text:style-name="P5">-<text:span text:style-name="T6">Making forecasting using Arima</text:span></text:p>
      <text:p text:style-name="P6">-Testing for mean recursion</text:p>
      <text:p text:style-name="P6"/>
      <text:h text:style-name="P27" text:outline-level="1">Video Part 3.a</text:h>
      <text:p text:style-name="P7">Using the previous methods to get the forecast data of Airpassenger</text:p>
      <text:p text:style-name="P7">and plot the box plots for those data, and other plots by taking avg and all.</text:p>
      <text:h text:style-name="P27" text:outline-level="1">Video Prt 3.b</text:h>
      <text:p text:style-name="P7">In this video we can see that Co2 had linear trend. Seasonal variance is perfect.</text:p>
      <text:p text:style-name="P7">Also we used rainfall dataset and create its object, ad while aalysing we ca see that its too complex to see seasonalty and trends. </text:p>
      <text:h text:style-name="P28" text:outline-level="1">Video Part 3.c</text:h>
      <text:p text:style-name="P8">Here we have analysed using the previous techniques and plotted the intersection of two time series. And got to know the concept of lagging while using in the plot.</text:p>
      <text:p text:style-name="P8"><text:soft-page-break/>Dtrending: for linear trend use regression to fit line, subtract trend from data values use decomposition function like stl</text:p>
      <text:p text:style-name="P8"/>
      <text:h text:style-name="P29" text:outline-level="1">Video Part 4.a</text:h>
      <text:p text:style-name="P9">Smoothing: avg of local values is called moving avg or rolling means</text:p>
      <text:p text:style-name="P9">disadvantages: creates mountain for every spike, distort slope of curves</text:p>
      <text:p text:style-name="P9">Exponential Smoothing</text:p>
      <text:p text:style-name="P9">Single exponential Smoothing only works if there is no trend.</text:p>
      <text:p text:style-name="P9">Double exponential Smoothing , we consider diff b/w smooth curr and prev value</text:p>
      <text:p text:style-name="P9">Triple exponential Smoothing when trend and seasonality both present</text:p>
      <text:p text:style-name="P10">Then we see how to use these value in HoltWinter modeling techniques</text:p>
      <text:p text:style-name="P10">Multiplicative cann be used if seasonality is mu;tiplicative</text:p>
      <text:p text:style-name="P10"/>
      <text:h text:style-name="P30" text:outline-level="1">Video Part 4.b</text:h>
      <text:p text:style-name="Text_20_body"><text:span text:style-name="T4">We use holtwinter mod</text:span><text:span text:style-name="T5">e</text:span><text:span text:style-name="T4">ling techniques to analyse data on Airpassenger and forecast the data. Also </text:span>we<text:span text:style-name="T4"> got to know that, If you have data points say 100, then you shouldn’t predict more than 50 for future case. </text:span></text:p>
      <text:p text:style-name="P10"/>
      <text:h text:style-name="P30" text:outline-level="1">Video Part 5.a</text:h>
      <text:p text:style-name="P10">We see the concept of auto corelation. <text:span text:style-name="T7">B</text:span>ox test <text:span text:style-name="T7">returs the value of p </text:span></text:p>
      <text:p text:style-name="P11">We do few assumptios l<text:span text:style-name="T8">i</text:span>ke <text:span text:style-name="T8">oise terms are – Idepedet, Idetically distriuted, ormal distriuted oisig zero meas</text:span></text:p>
      <text:p text:style-name="P12">Arima- auto regressive movig average</text:p>
      <text:p text:style-name="P12">auto regresive- itegrated movig average, Arima if o statioary, iitial diff steps are itegrated to reduce non-statioary. Arima is popular because it can be automated</text:p>
      <text:p text:style-name="P12"/>
      <text:h text:style-name="P31" text:outline-level="1">Video Part 5.b</text:h>
      <text:p text:style-name="P14">We saw the value to compute Non seasoal arima, seasonal arima, testing for mean reversion, Augumented Dickey fuller test</text:p>
      <text:p text:style-name="P14"/>
      <text:h text:style-name="P32" text:outline-level="1"><text:soft-page-break/>Video Part 6.a</text:h>
      <text:p text:style-name="P18">We saw the box test for Co2, ad m value for Air passedger. Since m going from -ve to +ve so we should not consider that. Here we checked whether p,q,d values given by auto.arima, really fit for the model or not?</text:p>
      <text:p text:style-name="P18"/>
      <text:h text:style-name="P33" text:outline-level="1">Video Part 6.b</text:h>
      <text:p text:style-name="P19">We saw the model by chagig diffrent values of paramater of Arima model for Co2 ad for raifall and we can also see for rainfall data that <text:span text:style-name="T9">coefficient value changes from -ve to </text:span><text:span text:style-name="T10">+ve, </text:span><text:span text:style-name="T11">so its not a good model</text:span></text:p>
      <text:p text:style-name="P19"><text:span text:style-name="T11"/></text:p>
      <text:h text:style-name="P34" text:outline-level="1">Video Part 7</text:h>
      <text:p text:style-name="P20">We saw the advaced time series aalysis methods ad areas like in periodigram, </text:p>
      <text:p text:style-name="P20">-converting from time domai to freq. Domain</text:p>
      <text:p text:style-name="P20">-seeing various long term values</text:p>
      <text:p text:style-name="P20">-doing moving avg</text:p>
      <text:p text:style-name="P20">-<text:span text:style-name="T12">plotting periiodicity</text:span></text:p>
      <text:p text:style-name="P22">Heterosdasticity</text:p>
      <text:p text:style-name="P23">non constant residual variace, voilatig clusters in financial data, ARCM methods, Application in financial modelling and economics</text:p>
      <text:p text:style-name="P23"/>
      <text:h text:style-name="P35" text:outline-level="1">Graph Analysis</text:h>
      <text:p text:style-name="P21">We saw the definition of graphs different characteristics of graphs, parameters related to graphs like</text:p>
      <text:p text:style-name="P21">degree centrality, closeness, eigen vector centrality, between centrality.</text:p>
      <text:p text:style-name="P21">And than we saw analysis on Ramayan by taking the dataset from english translation and taking charactors involves as nodes and relations as edges between the nodes.charactors.</text:p>
      <text:p text:style-name="P21">Then we saw the graph of nodes and edges and find the bbetweenness centrality of top 12 charactors, whereHanuman emerged as 2 most betwenness person after Ram, and similar other relations betwee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4:28:26.195817167</meta:creation-date>
    <dc:date>2020-04-29T16:43:23.368766049</dc:date>
    <meta:editing-duration>PT1H28M2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4" meta:paragraph-count="84" meta:word-count="878" meta:character-count="5223" meta:non-whitespace-character-count="4422"/>
  </office:meta>
</office:document-meta>
</file>